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8.04333333333333cm"/>
    </style:style>
    <style:style style:name="co3" style:family="table-column">
      <style:table-column-properties fo:break-before="auto" style:column-width="12.1443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ágin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number-columns-repeated="16128" table:default-cell-style-name="ce1"/>
        <table:table-row table:style-name="ro1">
          <table:table-cell office:value-type="string" table:number-columns-spanned="2" table:number-rows-spanned="1" table:style-name="ce7">
            <text:p>LISTA DE MATERIAL - CUBO DE LED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QUANTIDADE</text:p>
          </table:table-cell>
          <table:table-cell office:value-type="string" table:style-name="ce3">
            <text:p>DESCRIÇÃO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FONTE DE ALIMENTAÇÃO 9Vcc ~ 0,6A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RESISTOR 1K OHM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RESISTOR 10K OHM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6">
            <text:p>RESISTOR 220 OHM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TRANSISTOR BC548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CAPACITOR 10nF a 100nF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CAPACITOR 22pF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CRISTAL 16MHZ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6">
            <text:p>LED ALTO BRILHO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REGULADOR DE TENSÃO 780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5">
            <text:p>3m</text:p>
          </table:table-cell>
          <table:table-cell office:value-type="string" table:style-name="ce6">
            <text:p>CABO DUPLO 0,2MM OU SIMILAR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5">
            <text:p>2m</text:p>
          </table:table-cell>
          <table:table-cell office:value-type="string" table:style-name="ce6">
            <text:p>ARRAME GALVANIZADO 1MM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6">
            <text:p>BORNE SINDAL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CONECTOR JACK P4 DC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PLACA DE FENOLITE 10X10CM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BARRA DE PINOS MACHO 40 PINOS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ARDUINO UNO (ATMEGA328p)</text:p>
          </table:table-cell>
          <table:table-cell table:style-name="ce6"/>
          <table:table-cell table:number-columns-repeated="16381"/>
        </table:table-row>
        <table:table-row table:number-rows-repeated="13" table:style-name="ro1">
          <table:table-cell table:style-name="ce5"/>
          <table:table-cell table:number-columns-repeated="16383" table:style-name="ce1"/>
        </table:table-row>
        <table:table-row table:number-rows-repeated="969" table:style-name="ro1">
          <table:table-cell table:style-name="ce5"/>
          <table:table-cell table:number-columns-repeated="16383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edgar_dreis@hotmail.com</dc:creator>
    <dc:date>2016-04-28T18:41:50Z</dc:date>
  </office:meta>
</office:document-meta>
</file>